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5-09-0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5-04-2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5-03-1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4-10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4-08-0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4-04-0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4-03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3-10-0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3-09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3-04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3-03-28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2-10-1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2-10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2-09-0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2-04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2-02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1-10-0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1-07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1-04-1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1-04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1-01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948091530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0" meta:object-count="0"/>
    <meta:user-defined meta:name="AppVersion">3.0</meta:user-defined>
  </office:meta>
</office:document-meta>
</file>